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Desktop/Projects/MySoftwa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1:02:57.560057400</meta:creation-date>
    <dc:date>2022-02-10T11:08:53.640257827</dc:date>
    <meta:editing-duration>PT5M56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6.4.7.2$Linux_X86_64 LibreOffice_project/40$Build-2</meta:generator>
  </office:meta>
</office:document-meta>
</file>